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672000004FBBF955CF1D5EEB403.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Arial Unicode MS'" style:font-charset="x-symbol"/>
    <style:font-face style:name="Wingdings" svg:font-family="Wingdings" style:font-charset="x-symbol"/>
    <style:font-face style:name="Wingdings 2" svg:font-family="'Wingdings 2'" style:font-charset="x-symbol"/>
    <style:font-face style:name="StarSymbol1" svg:font-family="StarSymbol, 'Arial Unicode MS'"/>
    <style:font-face style:name="Courier New" svg:font-family="'Courier New'" style:font-family-generic="modern"/>
    <style:font-face style:name="Cantarell" svg:font-family="Cantarell" style:font-pitch="variable"/>
    <style:font-face style:name="Cantarell1" svg:font-family="Cantarell" style:font-adornments="Bold" style:font-pitch="variable"/>
    <style:font-face style:name="DejaVu Sans" svg:font-family="'DejaVu Sans'" style:font-pitch="variable"/>
    <style:font-face style:name="Ubuntu1" svg:font-family="Ubuntu" style:font-pitch="variable"/>
    <style:font-face style:name="Ubuntu" svg:font-family="Ubuntu"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office:font-face-decls>
  <office:automatic-styles>
    <style:style style:name="P1" style:family="paragraph" style:parent-style-name="Standard">
      <style:paragraph-properties fo:margin-left="12.502cm" fo:margin-right="0cm" fo:margin-top="0.011cm" fo:margin-bottom="0cm" loext:contextual-spacing="false" fo:text-indent="0cm" style:auto-text-indent="false"/>
      <style:text-properties fo:color="#b71028" fo:font-size="7.5pt" fo:language="en" fo:country="US" style:letter-kerning="true" style:font-name-asian="Times New Roman" style:font-size-asian="7.5pt" style:language-asian="zxx" style:country-asian="none" style:font-name-complex="Times New Roman" style:font-size-complex="7.5pt" style:language-complex="ar" style:country-complex="SA"/>
    </style:style>
    <style:style style:name="P2" style:family="paragraph" style:parent-style-name="Header">
      <style:paragraph-properties fo:text-align="end"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P3" style:family="paragraph" style:parent-style-name="Header">
      <style:paragraph-properties fo:text-align="end" style:justify-single-word="false"/>
    </style:style>
    <style:style style:name="P4" style:family="paragraph" style:parent-style-name="Footer">
      <style:paragraph-properties fo:text-align="center"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P5" style:family="paragraph" style:parent-style-name="Footer">
      <style:text-properties style:use-window-font-color="true" fo:font-size="8pt" fo:language="en" fo:country="US" style:letter-kerning="true" style:font-name-asian="Times New Roman" style:font-size-asian="8pt" style:language-asian="zxx" style:country-asian="none" style:font-name-complex="Times New Roman" style:font-size-complex="11pt" style:language-complex="ar" style:country-complex="SA"/>
    </style:style>
    <style:style style:name="P6" style:family="paragraph" style:parent-style-name="Footer">
      <style:text-properties style:use-window-font-color="true" fo:font-size="8pt" fo:language="en" fo:country="US" style:letter-kerning="true" style:font-name-asian="Times New Roman" style:font-size-asian="8pt" style:language-asian="zxx" style:country-asian="none" style:font-name-complex="Arial" style:font-size-complex="11pt" style:language-complex="ar" style:country-complex="SA"/>
    </style:style>
    <style:style style:name="P7" style:family="paragraph" style:parent-style-name="Title">
      <style:text-properties style:font-name="Ubuntu1"/>
    </style:style>
    <style:style style:name="P8" style:family="paragraph" style:parent-style-name="Text_20_body">
      <style:text-properties officeooo:rsid="0051ed0a" officeooo:paragraph-rsid="0051ed0a"/>
    </style:style>
    <style:style style:name="P9" style:family="paragraph" style:parent-style-name="Text_20_body">
      <style:text-properties officeooo:rsid="005cc1f3" officeooo:paragraph-rsid="005cc1f3"/>
    </style:style>
    <style:style style:name="P10" style:family="paragraph" style:parent-style-name="Text_20_body">
      <style:text-properties officeooo:rsid="0064b63a" officeooo:paragraph-rsid="0064b63a"/>
    </style:style>
    <style:style style:name="P11" style:family="paragraph" style:parent-style-name="Text_20_body">
      <style:text-properties officeooo:rsid="006c1056" officeooo:paragraph-rsid="006c1056"/>
    </style:style>
    <style:style style:name="P12" style:family="paragraph" style:parent-style-name="Text_20_body">
      <style:text-properties officeooo:rsid="007fb98a" officeooo:paragraph-rsid="007fb98a"/>
    </style:style>
    <style:style style:name="P13" style:family="paragraph" style:parent-style-name="Text_20_body">
      <style:text-properties officeooo:rsid="00814fae" officeooo:paragraph-rsid="00814fae"/>
    </style:style>
    <style:style style:name="P14" style:family="paragraph" style:parent-style-name="Text_20_body">
      <style:text-properties officeooo:rsid="008436ea" officeooo:paragraph-rsid="008436ea"/>
    </style:style>
    <style:style style:name="P15" style:family="paragraph" style:parent-style-name="Text_20_body">
      <style:text-properties officeooo:rsid="00868276" officeooo:paragraph-rsid="00868276"/>
    </style:style>
    <style:style style:name="P16" style:family="paragraph" style:parent-style-name="Text_20_body">
      <style:text-properties officeooo:rsid="0059ec0e" officeooo:paragraph-rsid="009f47aa"/>
    </style:style>
    <style:style style:name="P17" style:family="paragraph" style:parent-style-name="Text_20_body">
      <style:text-properties officeooo:rsid="00a80c43" officeooo:paragraph-rsid="00a80c43"/>
    </style:style>
    <style:style style:name="P18" style:family="paragraph" style:parent-style-name="Heading_20_1">
      <style:text-properties officeooo:paragraph-rsid="0058ff04"/>
    </style:style>
    <style:style style:name="P19" style:family="paragraph" style:parent-style-name="Heading_20_1">
      <style:paragraph-properties fo:break-before="page"/>
    </style:style>
    <style:style style:name="P20" style:family="paragraph" style:parent-style-name="Heading_20_2">
      <style:text-properties officeooo:rsid="0059ec0e" officeooo:paragraph-rsid="007e8124"/>
    </style:style>
    <style:style style:name="P21" style:family="paragraph" style:parent-style-name="Heading_20_2">
      <style:text-properties officeooo:rsid="007e8124" officeooo:paragraph-rsid="007e8124"/>
    </style:style>
    <style:style style:name="P22" style:family="paragraph" style:parent-style-name="Heading_20_2">
      <style:text-properties officeooo:rsid="00bc64df" officeooo:paragraph-rsid="00bc64df"/>
    </style:style>
    <style:style style:name="P23" style:family="paragraph" style:parent-style-name="Heading_20_2">
      <style:text-properties officeooo:rsid="00c050fb" officeooo:paragraph-rsid="00c050fb"/>
    </style:style>
    <style:style style:name="P24" style:family="paragraph" style:parent-style-name="Heading_20_2">
      <style:text-properties officeooo:paragraph-rsid="00c306cd"/>
    </style:style>
    <style:style style:name="P25" style:family="paragraph" style:parent-style-name="Heading_20_1" style:master-page-name="First_20_Page">
      <style:paragraph-properties style:page-number="auto"/>
    </style:style>
    <style:style style:name="P26" style:family="paragraph" style:parent-style-name="Heading_20_1">
      <style:text-properties officeooo:paragraph-rsid="00c3de31"/>
    </style:style>
    <style:style style:name="P27" style:family="paragraph" style:parent-style-name="Text_20_body" style:list-style-name="L1">
      <style:text-properties officeooo:rsid="006df5b8" officeooo:paragraph-rsid="006df5b8"/>
    </style:style>
    <style:style style:name="P28" style:family="paragraph" style:parent-style-name="Text_20_body" style:list-style-name="L1">
      <style:text-properties officeooo:rsid="006df5b8" officeooo:paragraph-rsid="00af25b2"/>
    </style:style>
    <style:style style:name="P29" style:family="paragraph" style:parent-style-name="Text_20_body" style:list-style-name="L2"/>
    <style:style style:name="P30" style:family="paragraph" style:parent-style-name="Text_20_body" style:list-style-name="L2">
      <style:text-properties officeooo:paragraph-rsid="00b8c067"/>
    </style:style>
    <style:style style:name="P31" style:family="paragraph" style:parent-style-name="Text_20_body" style:list-style-name="L2">
      <style:text-properties officeooo:paragraph-rsid="00b99858"/>
    </style:style>
    <style:style style:name="P32" style:family="paragraph" style:parent-style-name="Text_20_body" style:list-style-name="L2">
      <style:text-properties officeooo:rsid="006fef4f" officeooo:paragraph-rsid="00b8c067"/>
    </style:style>
    <style:style style:name="P33" style:family="paragraph" style:parent-style-name="Text_20_body" style:list-style-name="L2">
      <style:text-properties officeooo:rsid="0073f5a3" officeooo:paragraph-rsid="0075339d"/>
    </style:style>
    <style:style style:name="P34" style:family="paragraph" style:parent-style-name="Text_20_body" style:list-style-name="L2">
      <style:text-properties officeooo:rsid="0073f5a3" officeooo:paragraph-rsid="0077ebdd"/>
    </style:style>
    <style:style style:name="P35" style:family="paragraph" style:parent-style-name="Text_20_body" style:list-style-name="L2">
      <style:text-properties officeooo:rsid="00723dab" officeooo:paragraph-rsid="0075339d"/>
    </style:style>
    <style:style style:name="P36" style:family="paragraph" style:parent-style-name="Text_20_body" style:list-style-name="L2">
      <style:text-properties officeooo:rsid="00868276" officeooo:paragraph-rsid="00868276"/>
    </style:style>
    <style:style style:name="P37" style:family="paragraph" style:parent-style-name="Text_20_body" style:list-style-name="L6">
      <style:text-properties officeooo:rsid="00868276" officeooo:paragraph-rsid="00868276"/>
    </style:style>
    <style:style style:name="P38" style:family="paragraph" style:parent-style-name="Text_20_body" style:list-style-name="L6">
      <style:text-properties officeooo:rsid="00868276" officeooo:paragraph-rsid="00c306cd"/>
    </style:style>
    <style:style style:name="P39" style:family="paragraph" style:parent-style-name="Text_20_body" style:list-style-name="L11">
      <style:text-properties officeooo:rsid="00868276" officeooo:paragraph-rsid="00868276"/>
    </style:style>
    <style:style style:name="P40" style:family="paragraph" style:parent-style-name="Text_20_body" style:list-style-name="L3"/>
    <style:style style:name="P41" style:family="paragraph" style:parent-style-name="Text_20_body" style:list-style-name="L3">
      <style:text-properties officeooo:rsid="00980877" officeooo:paragraph-rsid="00980877"/>
    </style:style>
    <style:style style:name="P42" style:family="paragraph" style:parent-style-name="Text_20_body" style:list-style-name="L4">
      <style:text-properties officeooo:rsid="0055a33a" officeooo:paragraph-rsid="0055a33a"/>
    </style:style>
    <style:style style:name="P43" style:family="paragraph" style:parent-style-name="Text_20_body" style:list-style-name="L4">
      <style:text-properties officeooo:rsid="0055a33a" officeooo:paragraph-rsid="00bb8251"/>
    </style:style>
    <style:style style:name="P44" style:family="paragraph" style:parent-style-name="Text_20_body" style:list-style-name="L7">
      <style:text-properties officeooo:rsid="0087a37c" officeooo:paragraph-rsid="0087a37c"/>
    </style:style>
    <style:style style:name="P45" style:family="paragraph" style:parent-style-name="Text_20_body" style:list-style-name="L7">
      <style:text-properties officeooo:rsid="0087cf20" officeooo:paragraph-rsid="0087cf20"/>
    </style:style>
    <style:style style:name="P46" style:family="paragraph" style:parent-style-name="Text_20_body" style:list-style-name="L8">
      <style:text-properties officeooo:rsid="006361f0" officeooo:paragraph-rsid="00a45bb8"/>
    </style:style>
    <style:style style:name="P47" style:family="paragraph" style:parent-style-name="Text_20_body" style:list-style-name="L9">
      <style:text-properties officeooo:rsid="00a45bb8" officeooo:paragraph-rsid="00a45bb8"/>
    </style:style>
    <style:style style:name="P48" style:family="paragraph" style:parent-style-name="Text_20_body" style:list-style-name="L10">
      <style:text-properties officeooo:rsid="00a80c43" officeooo:paragraph-rsid="00a80c43"/>
    </style:style>
    <style:style style:name="P49" style:family="paragraph" style:parent-style-name="Text_20_body" style:list-style-name="L12">
      <style:text-properties officeooo:rsid="00a80c43" officeooo:paragraph-rsid="00a80c43"/>
    </style:style>
    <style:style style:name="P50" style:family="paragraph" style:parent-style-name="Text_20_body" style:list-style-name="L11">
      <style:text-properties officeooo:rsid="00860d07" officeooo:paragraph-rsid="00860d07"/>
    </style:style>
    <style:style style:name="P51" style:family="paragraph" style:parent-style-name="Text_20_body" style:list-style-name="L11">
      <style:text-properties officeooo:rsid="00661211" officeooo:paragraph-rsid="00661211"/>
    </style:style>
    <style:style style:name="P52" style:family="paragraph" style:parent-style-name="Text_20_body" style:list-style-name="L12">
      <style:text-properties officeooo:rsid="00a93de2" officeooo:paragraph-rsid="00a93de2"/>
    </style:style>
    <style:style style:name="P53" style:family="paragraph" style:parent-style-name="Text_20_body">
      <style:text-properties officeooo:paragraph-rsid="00ad7ece"/>
    </style:style>
    <style:style style:name="P54" style:family="paragraph" style:parent-style-name="Text_20_body" style:list-style-name="L1">
      <style:text-properties officeooo:rsid="00af25b2" officeooo:paragraph-rsid="00af25b2"/>
    </style:style>
    <style:style style:name="P55" style:family="paragraph" style:parent-style-name="Text_20_body">
      <style:text-properties fo:font-weight="normal" officeooo:rsid="0090601f" officeooo:paragraph-rsid="0090601f" style:font-weight-asian="normal" style:font-weight-complex="normal"/>
    </style:style>
    <style:style style:name="P56" style:family="paragraph" style:parent-style-name="Text_20_body">
      <style:text-properties fo:font-weight="normal" officeooo:rsid="00b72669" officeooo:paragraph-rsid="00b72669" style:font-weight-asian="normal" style:font-weight-complex="normal"/>
    </style:style>
    <style:style style:name="P57" style:family="paragraph" style:parent-style-name="Text_20_body">
      <style:text-properties fo:font-weight="normal" officeooo:rsid="00b8c067" officeooo:paragraph-rsid="00b8c067" style:font-weight-asian="normal" style:font-weight-complex="normal"/>
    </style:style>
    <style:style style:name="P58" style:family="paragraph" style:parent-style-name="Text_20_body">
      <style:text-properties officeooo:paragraph-rsid="00b60119"/>
    </style:style>
    <style:style style:name="P59" style:family="paragraph" style:parent-style-name="Text_20_body" style:list-style-name="L2">
      <style:text-properties officeooo:rsid="00b8c067" officeooo:paragraph-rsid="00b8c067"/>
    </style:style>
    <style:style style:name="P60" style:family="paragraph" style:parent-style-name="Text_20_body" style:list-style-name="L2">
      <style:text-properties officeooo:rsid="00b99858" officeooo:paragraph-rsid="00b99858"/>
    </style:style>
    <style:style style:name="P61" style:family="paragraph" style:parent-style-name="Text_20_body" style:list-style-name="L4">
      <style:text-properties officeooo:rsid="00bb8251" officeooo:paragraph-rsid="00bb8251"/>
    </style:style>
    <style:style style:name="P62" style:family="paragraph" style:parent-style-name="Text_20_body">
      <style:text-properties officeooo:rsid="007fb98a" officeooo:paragraph-rsid="00bc64df"/>
    </style:style>
    <style:style style:name="P63" style:family="paragraph" style:parent-style-name="Text_20_body" style:list-style-name="L13">
      <style:text-properties officeooo:paragraph-rsid="00bc64df"/>
    </style:style>
    <style:style style:name="P64" style:family="paragraph" style:parent-style-name="Text_20_body" style:list-style-name="L13">
      <style:text-properties officeooo:paragraph-rsid="00c050fb"/>
    </style:style>
    <style:style style:name="P65" style:family="paragraph" style:parent-style-name="Text_20_body" style:list-style-name="L13">
      <style:text-properties officeooo:rsid="00bc64df" officeooo:paragraph-rsid="00bc64df"/>
    </style:style>
    <style:style style:name="P66" style:family="paragraph" style:parent-style-name="Text_20_body" style:list-style-name="L13">
      <style:text-properties officeooo:rsid="00bc64df" officeooo:paragraph-rsid="00c050fb"/>
    </style:style>
    <style:style style:name="P67" style:family="paragraph" style:parent-style-name="Text_20_body">
      <style:text-properties officeooo:rsid="009f47aa" officeooo:paragraph-rsid="009f47aa"/>
    </style:style>
    <style:style style:name="P68" style:family="paragraph" style:parent-style-name="Text_20_body">
      <style:text-properties officeooo:rsid="00bd46b0" officeooo:paragraph-rsid="00bd46b0"/>
    </style:style>
    <style:style style:name="P69" style:family="paragraph" style:parent-style-name="Text_20_body">
      <style:text-properties officeooo:rsid="008321c7" officeooo:paragraph-rsid="008321c7"/>
    </style:style>
    <style:style style:name="P70" style:family="paragraph" style:parent-style-name="Text_20_body" style:list-style-name="L13">
      <style:text-properties officeooo:rsid="00c050fb" officeooo:paragraph-rsid="00c050fb"/>
    </style:style>
    <style:style style:name="P71" style:family="paragraph" style:parent-style-name="Text_20_body">
      <style:text-properties officeooo:rsid="00814fae" officeooo:paragraph-rsid="00814fae"/>
    </style:style>
    <style:style style:name="P72" style:family="paragraph" style:parent-style-name="Text_20_body" style:list-style-name="L9">
      <style:text-properties officeooo:rsid="00c653b7" officeooo:paragraph-rsid="00c653b7"/>
    </style:style>
    <style:style style:name="P73" style:family="paragraph" style:parent-style-name="Text_20_body">
      <style:text-properties officeooo:rsid="008498f3" officeooo:paragraph-rsid="005e4ba2"/>
    </style:style>
    <style:style style:name="P74" style:family="paragraph" style:parent-style-name="Text_20_body">
      <style:text-properties officeooo:rsid="00c94642" officeooo:paragraph-rsid="00c94642"/>
    </style:style>
    <style:style style:name="P75" style:family="paragraph" style:parent-style-name="Text_20_body" style:list-style-name="L11">
      <style:text-properties officeooo:rsid="00c9bb17" officeooo:paragraph-rsid="00c9bb17"/>
    </style:style>
    <style:style style:name="P76" style:family="paragraph" style:parent-style-name="Text_20_body" style:list-style-name="L11">
      <style:text-properties officeooo:rsid="00ca582e" officeooo:paragraph-rsid="00ca582e"/>
    </style:style>
    <style:style style:name="P77" style:family="paragraph" style:parent-style-name="Text_20_body" style:list-style-name="L12">
      <style:text-properties officeooo:rsid="00caf2a2" officeooo:paragraph-rsid="00caf2a2"/>
    </style:style>
    <style:style style:name="P7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FreeSans"/>
    </style:style>
    <style:style style:name="T2" style:family="text">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T3" style:family="text">
      <style:text-properties officeooo:rsid="0014e77a"/>
    </style:style>
    <style:style style:name="T4" style:family="text">
      <style:text-properties officeooo:rsid="00392e4f"/>
    </style:style>
    <style:style style:name="T5" style:family="text">
      <style:text-properties officeooo:rsid="0047316b"/>
    </style:style>
    <style:style style:name="T6" style:family="text">
      <style:text-properties officeooo:rsid="0051ed0a"/>
    </style:style>
    <style:style style:name="T7" style:family="text">
      <style:text-properties officeooo:rsid="005bb22b"/>
    </style:style>
    <style:style style:name="T8" style:family="text">
      <style:text-properties officeooo:rsid="0064b63a"/>
    </style:style>
    <style:style style:name="T9" style:family="text">
      <style:text-properties officeooo:rsid="006c1056"/>
    </style:style>
    <style:style style:name="T10" style:family="text">
      <style:text-properties officeooo:rsid="006df5b8"/>
    </style:style>
    <style:style style:name="T11" style:family="text">
      <style:text-properties officeooo:rsid="006fef4f"/>
    </style:style>
    <style:style style:name="T12" style:family="text">
      <style:text-properties officeooo:rsid="0077ebdd"/>
    </style:style>
    <style:style style:name="T13" style:family="text">
      <style:text-properties officeooo:rsid="0078fc98"/>
    </style:style>
    <style:style style:name="T14" style:family="text">
      <style:text-properties officeooo:rsid="008321c7"/>
    </style:style>
    <style:style style:name="T15" style:family="text">
      <style:text-properties officeooo:rsid="008498f3"/>
    </style:style>
    <style:style style:name="T16" style:family="text">
      <style:text-properties officeooo:rsid="00858d96"/>
    </style:style>
    <style:style style:name="T17" style:family="text">
      <style:text-properties officeooo:rsid="00860d07"/>
    </style:style>
    <style:style style:name="T18" style:family="text">
      <style:text-properties officeooo:rsid="00895f95"/>
    </style:style>
    <style:style style:name="T19" style:family="text">
      <style:text-properties officeooo:rsid="008b109e"/>
    </style:style>
    <style:style style:name="T20" style:family="text">
      <style:text-properties officeooo:rsid="008f6a02"/>
    </style:style>
    <style:style style:name="T21" style:family="text">
      <style:text-properties officeooo:rsid="00996599"/>
    </style:style>
    <style:style style:name="T22" style:family="text">
      <style:text-properties officeooo:rsid="009ecf96"/>
    </style:style>
    <style:style style:name="T23" style:family="text">
      <style:text-properties officeooo:rsid="009f6767"/>
    </style:style>
    <style:style style:name="T24" style:family="text">
      <style:text-properties officeooo:rsid="00a2571e"/>
    </style:style>
    <style:style style:name="T25" style:family="text">
      <style:text-properties officeooo:rsid="00a5fa09"/>
    </style:style>
    <style:style style:name="T26" style:family="text">
      <style:text-properties officeooo:rsid="00ab6799"/>
    </style:style>
    <style:style style:name="T27" style:family="text">
      <style:text-properties officeooo:rsid="00ac3482"/>
    </style:style>
    <style:style style:name="T28" style:family="text">
      <style:text-properties officeooo:rsid="00ad7ece"/>
    </style:style>
    <style:style style:name="T29" style:family="text">
      <style:text-properties officeooo:rsid="00af25b2"/>
    </style:style>
    <style:style style:name="T30" style:family="text">
      <style:text-properties officeooo:rsid="00b04c88"/>
    </style:style>
    <style:style style:name="T31" style:family="text">
      <style:text-properties officeooo:rsid="00b45d29"/>
    </style:style>
    <style:style style:name="T32" style:family="text">
      <style:text-properties style:text-position="super 58%" officeooo:rsid="00b45d29"/>
    </style:style>
    <style:style style:name="T33" style:family="text">
      <style:text-properties fo:font-weight="normal" officeooo:rsid="00b60119" style:font-weight-asian="normal" style:font-weight-complex="normal"/>
    </style:style>
    <style:style style:name="T34" style:family="text">
      <style:text-properties fo:font-weight="normal" officeooo:rsid="00b6af95" style:font-weight-asian="normal" style:font-weight-complex="normal"/>
    </style:style>
    <style:style style:name="T35" style:family="text">
      <style:text-properties officeooo:rsid="00b8c067"/>
    </style:style>
    <style:style style:name="T36" style:family="text">
      <style:text-properties officeooo:rsid="00b99858"/>
    </style:style>
    <style:style style:name="T37" style:family="text">
      <style:text-properties officeooo:rsid="00bb8251"/>
    </style:style>
    <style:style style:name="T38" style:family="text">
      <style:text-properties officeooo:rsid="00bc64df"/>
    </style:style>
    <style:style style:name="T39" style:family="text">
      <style:text-properties officeooo:rsid="00bd46b0"/>
    </style:style>
    <style:style style:name="T40" style:family="text">
      <style:text-properties officeooo:rsid="00be525f"/>
    </style:style>
    <style:style style:name="T41" style:family="text">
      <style:text-properties officeooo:rsid="00c2154c"/>
    </style:style>
    <style:style style:name="T42" style:family="text">
      <style:text-properties officeooo:rsid="00c24f54"/>
    </style:style>
    <style:style style:name="T43" style:family="text">
      <style:text-properties officeooo:rsid="00c306cd"/>
    </style:style>
    <style:style style:name="T44" style:family="text">
      <style:text-properties officeooo:rsid="00c5dcca"/>
    </style:style>
    <style:style style:name="T45" style:family="text">
      <style:text-properties officeooo:rsid="00c719f7"/>
    </style:style>
    <style:style style:name="T46" style:family="text">
      <style:text-properties officeooo:rsid="00c77c4d"/>
    </style:style>
    <style:style style:name="T47" style:family="text">
      <style:text-properties officeooo:rsid="00c94642"/>
    </style:style>
    <style:style style:name="T48" style:family="text">
      <style:text-properties officeooo:rsid="00c9bb17"/>
    </style:style>
    <style:style style:name="T49" style:family="text">
      <style:text-properties officeooo:rsid="00caf2a2"/>
    </style:style>
    <style:style style:name="T50" style:family="text">
      <style:text-properties fo:font-variant="normal" fo:text-transform="none" style:use-window-font-color="true" style:text-outline="false" style:text-line-through-style="none" style:text-line-through-type="none" style:text-position="0% 100%" style:font-name="Free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 style:font-size-asian="12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5.399cm, 19.6cm, 7.56cm, 2.79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5.399cm, 2.799cm, 6.481cm, 2.799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6cm" fo:text-indent="-0.635cm" fo:margin-left="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5cm" fo:text-indent="-0.635cm" fo:margin-left="1.99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cm" fo:text-indent="-0.635cm" fo:margin-left="2.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5cm" fo:text-indent="-0.635cm" fo:margin-left="3.26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cm" fo:text-indent="-0.635cm" fo:margin-left="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5cm" fo:text-indent="-0.635cm" fo:margin-left="4.5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cm" fo:text-indent="-0.635cm" fo:margin-left="5.1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5cm" fo:text-indent="-0.635cm" fo:margin-left="5.80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cm" fo:text-indent="-0.635cm" fo:margin-left="6.4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5cm" fo:text-indent="-0.635cm" fo:margin-left="7.07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Project name <office:annotation><dc:creator>Unknown Author</dc:creator><dc:date>2015-04-01T13:40:11</dc:date><text:p text:style-name="P78"><text:span text:style-name="T50">Unique identifier name, specific to this pitch</text:span></text:p></office:annotation></text:p>
      <text:p text:style-name="P11"><text:span text:style-name="T26">Carbon monoxide poisoning treatment,</text:span> research and development <text:span text:style-name="T27">of production technique</text:span></text:p>
      <text:p text:style-name="Heading_20_1">Fellow<text:span text:style-name="T5">(s)</text:span></text:p>
      <text:p text:style-name="Text_20_body">Tarek Loubani, <text:span text:style-name="T9">Luka Mustafa, Andrew Lamb</text:span></text:p>
      <text:p text:style-name="Text_20_body"/>
      <text:p text:style-name="P15">Contribution: Tarek <text:span text:style-name="T26">will contribute the entire budget (USD$100,000)</text:span></text:p>
      <text:p text:style-name="Heading_20_1">Short description</text:p>
      <text:p text:style-name="P53"><text:span text:style-name="T28">The ClearMate is an off-patent device by Thornhill Medical that represents a novel way to treat carbon monoxide poisoning. This device has undergone nearly 20 years of development, with the first paper describing its action by anaesthesiologist and inventor Joe Fisher in 1999. Thornhill Medical is prepared to allow Glia to document the bill of materials, production steps and quality assurance tests so that the device is more widely accessible and can be available, especially in low-resource settings. This project will seek to turn this commercial device into an open source medical device.</text:span></text:p>
      <text:p text:style-name="Heading_20_1">Objective(s)</text:p>
      <text:list xml:id="list2756142122" text:style-name="L1">
        <text:list-item>
          <text:p text:style-name="P54">Complete legal work required to allow the transfer of ClearMate into an open source repository</text:p>
        </text:list-item>
        <text:list-item>
          <text:p text:style-name="P54">Document Bill of Materials</text:p>
        </text:list-item>
        <text:list-item>
          <text:p text:style-name="P54">Document all necessary regulatory requirements for Health Canada, FDA and potentially CE</text:p>
        </text:list-item>
        <text:list-item>
          <text:p text:style-name="P54">Document production process</text:p>
        </text:list-item>
        <text:list-item>
          <text:p text:style-name="P54">Document quality assurance testing required to ensure the device is well-functioning</text:p>
        </text:list-item>
        <text:list-item>
          <text:p text:style-name="P54">Document maintenance requirements</text:p>
        </text:list-item>
        <text:list-item>
          <text:p text:style-name="P27">Certify device via Health Canada for use in Canadian hospitals</text:p>
        </text:list-item>
        <text:list-item>
          <text:p text:style-name="P54">Use the device in clinical trials for the Pulse Oximeter’s carbon monoxide sensor (carboxyhemoglobin)</text:p>
        </text:list-item>
        <text:list-item>
          <text:p text:style-name="P27"><text:soft-page-break/>Co-train Gaza office engineers in device engineering and production</text:p>
        </text:list-item>
        <text:list-item>
          <text:p text:style-name="P28">Co-train <text:span text:style-name="T29">Tunisia office engineers in device engineering and production</text:span></text:p>
        </text:list-item>
        <text:list-item>
          <text:p text:style-name="P54">Create <text:span text:style-name="T30">and sell devices where agreed by Thornhill Medical under a specific non-compete</text:span></text:p>
        </text:list-item>
      </text:list>
      <text:p text:style-name="Heading_20_1">Link to scope of fellowship(s)<office:annotation><dc:creator>Unknown Author</dc:creator><dc:date>2015-03-11T13:42:56</dc:date><text:p><text:span text:style-name="T50">How does this relate to the scope of your fellowship(s)?</text:span></text:p></office:annotation></text:p>
      <text:p text:style-name="Text_20_body">The fellowship scope <text:span text:style-name="T10">includes providing access for high-quality low-cost mission-critical devices for the improved health of patients</text:span>. <text:span text:style-name="T20">The ClearMate is an innovative way to treat carbon monoxide poisoning, and its confluence of expired patent and socially conscious inventor makes it an ideal test case for transitioning a commercial device to open.</text:span></text:p>
      <text:p text:style-name="Heading_20_1">Context</text:p>
      <text:p text:style-name="P55">The <text:span text:style-name="T31">use of a carbon dioxide–oxygen mixture known as carbogen appeared in the literature in the early 20</text:span><text:span text:style-name="T32">th</text:span><text:span text:style-name="T31"> century as a response to increased carbon monoxide poisonings from urbanization and the use of combustible fuels domestically and industrially</text:span>. <text:span text:style-name="T31">The efficacy of this treatment was proved at the time and remained the standard of care until the 1960s.</text:span></text:p>
      <text:p text:style-name="P58"><text:span text:style-name="T33">During the 1950’s and 1960’s, a body of literature developed demonstrating the comparative superiority of hyperbaric oxygen to carbogen or pure oxygen. In this setup, a victim is placed in a sealed chamber with high-pressure oxygen at up to three times the atmospheric pressure (304 kPa). While the standard of care shifted to hyperbaric oxygen, it became clear over the proceeding decades that the </text:span><text:span text:style-name="T34">real-world conditions, long preparation times and high costs </text:span><text:span text:style-name="T33">involved in </text:span><text:span text:style-name="T34">initiating </text:span><text:span text:style-name="T33">hyperbaric oxygen made the actual treatment outcomes no better than no treatment at all.</text:span></text:p>
      <text:p text:style-name="P56">Starting in the late 1990s, several independent teams began to speculate and prove experimentally that carbogen delivered with the patient in a hyperpneic state (breathing quickly) was equally effective to hyperbaric oxygen while reducing barriers to treatment. The ClearMate was subsequently developed by Thornhill Medical to capitalize on these research findings.</text:p>
      <text:p text:style-name="P56">The ClearMate was poorly received by the FDA because it represented a new treatment modality for a serious condition. It took until March, 2019 for the ClearMate to finally be approved for use by the FDA. <text:span text:style-name="T35">During this time, the patent on the ClearMate (US8459258B2) was abandoned.</text:span></text:p>
      <text:p text:style-name="P57">With the Patent abandoned, Thornhill Medical stands to gain significantly by allowing the Glia project to partner with them and release the device as open source. In so doing, more understanding, use and demand will be created for the device, which will drive sales to Thornhill Medical. As well, the device will be available to other care providers and researchers who do not have access to Thornhill Medical products.</text:p>
      <text:p text:style-name="Heading_20_1"><text:soft-page-break/>Intended beneficiaries<office:annotation><dc:creator>Unknown Author</dc:creator><dc:date>2015-03-11T13:44:34</dc:date><text:p><text:span text:style-name="T50">Who do you expect will benefit from this project?</text:span></text:p><text:p><text:span text:style-name="T50">Who will/might the project impact on?</text:span></text:p></office:annotation></text:p>
      <text:list xml:id="list2262762954" text:style-name="L2">
        <text:list-item>
          <text:p text:style-name="P29">Ministry of Health (Gaza) – <text:span text:style-name="T4">creation of needed medical devices for treating a critical condition</text:span></text:p>
        </text:list-item>
        <text:list-item>
          <text:p text:style-name="P32"><text:span text:style-name="T35">Ministry of Health (Tunisia) – creation of needed medical devices for treating a critical condition</text:span></text:p>
        </text:list-item>
        <text:list-item>
          <text:p text:style-name="P30"><text:span text:style-name="T11">Glia Gaza office – co-training in device engineering and production</text:span></text:p>
        </text:list-item>
        <text:list-item>
          <text:p text:style-name="P33">Emergency Department, London Health Science Centre – <text:span text:style-name="T35">field </text:span>testing and utilization of <text:span text:style-name="T35">devices</text:span></text:p>
        </text:list-item>
        <text:list-item>
          <text:p text:style-name="P35">Southwestern Ontario Base Hospital Program – <text:span text:style-name="T35">field testing and utilization of devices on ambulances.</text:span></text:p>
        </text:list-item>
        <text:list-item>
          <text:p text:style-name="P59">Thornhill Medical – increased demand for an abandoned device as well as increased incentive to release further devices.</text:p>
        </text:list-item>
        <text:list-item>
          <text:p text:style-name="P36">General public <text:span text:style-name="T35">due to improved care with carbon monoxide poisoning</text:span></text:p>
        </text:list-item>
      </text:list>
      <text:p text:style-name="Heading_20_1">Strategic partners<office:annotation><dc:creator>Unknown Author</dc:creator><dc:date>2015-03-11T13:46:11</dc:date><text:p><text:span text:style-name="T50">Who will you work closely with?</text:span></text:p><text:p><text:span text:style-name="T50">Who will be part of the project team?</text:span></text:p></office:annotation></text:p>
      <text:list xml:id="list93057176364430" text:continue-numbering="true" text:style-name="L2">
        <text:list-item>
          <text:p text:style-name="P29">Ministry of Health (Gaza)</text:p>
        </text:list-item>
        <text:list-item>
          <text:p text:style-name="P31">Ministry of Health (<text:span text:style-name="T36">Tunisia</text:span>)</text:p>
        </text:list-item>
        <text:list-item>
          <text:p text:style-name="P29"><text:span text:style-name="T12">Glia</text:span> (Gaza)</text:p>
        </text:list-item>
        <text:list-item>
          <text:p text:style-name="P34">Emergency Department, London Health Science Centre</text:p>
        </text:list-item>
        <text:list-item>
          <text:p text:style-name="P36">Institute IRNAS in Slovenia for development and <text:span text:style-name="T36">documentation of processes</text:span></text:p>
        </text:list-item>
        <text:list-item>
          <text:p text:style-name="P60">Thornhill Medical for providing process and material information</text:p>
        </text:list-item>
      </text:list>
      <text:p text:style-name="Text_20_body"/>
      <text:p text:style-name="Heading_20_1">Boundary <text:span text:style-name="T3">players</text:span><text:span text:style-name="T3"><office:annotation><dc:creator>Unknown Author</dc:creator><dc:date>2015-03-11T13:51:57</dc:date><text:p><text:span text:style-name="T50">These are outside the project team, staff and/or board, not directly included in the project by you.</text:span></text:p><text:p><text:span text:style-name="T50">Who do you need to keep in mind when developing and implementing the project? </text:span></text:p><text:p><text:span text:style-name="T50">Whose actions and/or decisions will/could impact on the project?</text:span></text:p><text:p><text:span text:style-name="T50">Who might challenge or try to block what you are trying to do?</text:span></text:p><text:p><text:span text:style-name="T50">Whose actions or decisions might hold a risk for your project?</text:span></text:p><text:p><text:span text:style-name="T50">Who might be able to help?</text:span></text:p><text:p><text:span text:style-name="T50"/></text:p></office:annotation></text:span></text:p>
      <text:p text:style-name="P8">Boundary players are listed below in order of disruption as a function of ability and likelihood.</text:p>
      <text:list xml:id="list2336550315" text:style-name="L3">
        <text:list-item>
          <text:p text:style-name="P40">Coordination of Government Activities in the Territories (COGAT) – Israeli unit responsible for blockade</text:p>
          <text:list>
            <text:list-item>
              <text:p text:style-name="P40">Might deny <text:span text:style-name="T6">project members</text:span> entry to Gaza</text:p>
            </text:list-item>
            <text:list-item>
              <text:p text:style-name="P40">Might deny equipment entry into Gaza</text:p>
            </text:list-item>
          </text:list>
        </text:list-item>
        <text:list-item>
          <text:p text:style-name="P40">Ministry of Interior (Israel)</text:p>
          <text:list>
            <text:list-item>
              <text:p text:style-name="P40"><text:soft-page-break/>Might deny <text:span text:style-name="T6">project members</text:span> <text:span text:style-name="T6">visas to enter Israel</text:span></text:p>
            </text:list-item>
          </text:list>
        </text:list-item>
        <text:list-item>
          <text:p text:style-name="P40">Israel Security Agency (aka Shin Bet aka Shabak)</text:p>
          <text:list>
            <text:list-item>
              <text:p text:style-name="P40">Might declare project members as terrorists</text:p>
            </text:list-item>
          </text:list>
        </text:list-item>
        <text:list-item>
          <text:p text:style-name="P40">Canadian Security Intelligence Service / Royal Canadian Mounted Police (CSIS/RCMP)</text:p>
          <text:list>
            <text:list-item>
              <text:p text:style-name="P40">Might define work in Gaza as falling within Bill C51 (The Antiterrorism Act)</text:p>
            </text:list-item>
            <text:list-item>
              <text:p text:style-name="P40">Might order confiscation of laptops / electronics</text:p>
            </text:list-item>
          </text:list>
        </text:list-item>
        <text:list-item>
          <text:p text:style-name="P41">Canadian / Gazan physicians</text:p>
          <text:list>
            <text:list-item>
              <text:p text:style-name="P41">Might consider device unusable or “amateur” as compared to commercial offerings</text:p>
            </text:list-item>
          </text:list>
        </text:list-item>
        <text:list-item>
          <text:p text:style-name="P40">Health Canada</text:p>
        </text:list-item>
      </text:list>
      <text:list xml:id="list828465270" text:style-name="L4">
        <text:list-item>
          <text:list>
            <text:list-item>
              <text:p text:style-name="P42">Licensing barriers might create down-time in projects in <text:span text:style-name="T13">Canada and </text:span>Gaza</text:p>
            </text:list-item>
          </text:list>
        </text:list-item>
        <text:list-item>
          <text:p text:style-name="P61">Food and Drug Administration (US FDA)</text:p>
          <text:list>
            <text:list-item>
              <text:p text:style-name="P43">Licensing barriers might create down-time in projects in<text:span text:style-name="T37">ternationally</text:span></text:p>
            </text:list-item>
          </text:list>
        </text:list-item>
        <text:list-item>
          <text:p text:style-name="P61">Conformité Européenne (CE)</text:p>
          <text:list>
            <text:list-item>
              <text:p text:style-name="P43">Licensing barriers might create down-time in projects in<text:span text:style-name="T37">ternationally</text:span></text:p>
            </text:list-item>
          </text:list>
        </text:list-item>
      </text:list>
      <text:p text:style-name="Heading_20_1">Methodology and activities<office:annotation><dc:creator>Unknown Author</dc:creator><dc:date>2015-03-11T13:53:40</dc:date><text:p><text:span text:style-name="T50">What will your approach be?</text:span></text:p><text:p><text:span text:style-name="T50">What activities will the project include?</text:span></text:p></office:annotation></text:p>
      <text:p text:style-name="P22">Production research and development</text:p>
      <text:p text:style-name="P62">The <text:span text:style-name="T38">ClearMate’s original manufacturer, Thornhill Medical, is willing to participate in the open-sourcing of the ClearMate. As such, Glia will engage with Thornhill Medical and IRNAS to clearly document in an accessible and reproducible way the following:</text:span></text:p>
      <text:list xml:id="list224712987" text:style-name="L13">
        <text:list-item>
          <text:p text:style-name="P63"><text:span text:style-name="T38">Bill of Materials</text:span></text:p>
        </text:list-item>
        <text:list-item>
          <text:p text:style-name="P63"><text:span text:style-name="T38">Production process</text:span></text:p>
        </text:list-item>
        <text:list-item>
          <text:p text:style-name="P63"><text:span text:style-name="T38">Manufacturing files (CAD, etc.)</text:span></text:p>
        </text:list-item>
        <text:list-item>
          <text:p text:style-name="P63"><text:span text:style-name="T38">Legal requirements</text:span></text:p>
        </text:list-item>
        <text:list-item>
          <text:p text:style-name="P63"><text:span text:style-name="T38">Regulatory requirements</text:span></text:p>
        </text:list-item>
        <text:list-item>
          <text:p text:style-name="P63"><text:span text:style-name="T38">Post-production quality assurance tests</text:span></text:p>
        </text:list-item>
        <text:list-item>
          <text:p text:style-name="P63"><text:span text:style-name="T38">Post-production maintenance</text:span></text:p>
        </text:list-item>
        <text:list-item>
          <text:p text:style-name="P65">Usage and instructions manuals</text:p>
        </text:list-item>
        <text:list-item>
          <text:p text:style-name="P70">Training guide</text:p>
        </text:list-item>
      </text:list>
      <text:p text:style-name="P21"><text:soft-page-break/><text:span text:style-name="T21">V</text:span>alidation</text:p>
      <text:p text:style-name="P12">The device <text:span text:style-name="T39">is already validated, but will be field-tested to ensure that the quality of the devices produced by the open process meet the same requirements as the proprietary device.</text:span></text:p>
      <text:p text:style-name="P20">Manufacturing</text:p>
      <text:p text:style-name="P16">The <text:span text:style-name="T39">Glia</text:span> office<text:span text:style-name="T39">s</text:span> <text:span text:style-name="T39">in Gaza and Tunisia </text:span>will collaborate with the <text:span text:style-name="T39">respective </text:span>Ministr<text:span text:style-name="T39">ies</text:span> of Health <text:span text:style-name="T39">in the two regions to </text:span>manufacture devices for <text:span text:style-name="T39">local</text:span> hospitals <text:span text:style-name="T39">and ambulances</text:span>. In Canada, manufacturing will be done in collaboration with <text:span text:style-name="T39">IRNAS and Thornhill Medical for use in the London, Ontario catchment area</text:span>.</text:p>
      <text:p text:style-name="P67">Because the number of units needed for a given hospital are low, it may not make sense to train other Canadian hospitals to create additional units. Instead, <text:span text:style-name="T39">units for Canadian use will continue to be manufactured and marketed by Thornhill Medical</text:span>.</text:p>
      <text:p text:style-name="P68">Should Thornhill Medical completely abandon the device, Glia can produce it with the help of IRNAS.</text:p>
      <text:p text:style-name="Heading_20_2">Clinical training</text:p>
      <text:p text:style-name="P13"><text:span text:style-name="T14">The deployment of d</text:span>evices <text:span text:style-name="T40">in Gaza and Tunisia </text:span>will be <text:span text:style-name="T14">coordinated with an educational program for paramedics, nurses and physicians through the Ministry’s Human Resources Department, the department responsible for training and education of Ministry employees.</text:span></text:p>
      <text:p text:style-name="P13">In <text:span text:style-name="T40">London, </text:span>Canada, the system will be deployed through <text:span text:style-name="T40">the South West Ontario Base Hospital Program, the medical unit that trains and directs paramedic care in the region. Respiratory therapists, nurses and physicians in London Health Sciences and other affected hospitals will be trained on the device’s use as well</text:span>.</text:p>
      <text:p text:style-name="P26">Outputs and deliverables<office:annotation><dc:creator>Unknown Author</dc:creator><dc:date>2015-03-11T13:54:06</dc:date><text:p><text:span text:style-name="T50">What will the tangible outputs of the project be?</text:span></text:p><text:p><text:span text:style-name="T50">What IP will be created during the project?</text:span></text:p></office:annotation></text:p>
      <text:p text:style-name="P23">Carbon monoxide treatment device production</text:p>
      <text:p text:style-name="P69">The main deliverable will be a<text:span text:style-name="T23">n open access carbon monoxide treatment device that is quality-controlled and ready for use in Canada and abroad. This will be done by collaborating with IRNAS and Thornhill Medical and will output the following:</text:span></text:p>
      <text:list xml:id="list93056346081533" text:continue-numbering="true" text:style-name="L13">
        <text:list-item>
          <text:p text:style-name="P64"><text:span text:style-name="T38">Bill of Materials</text:span></text:p>
        </text:list-item>
        <text:list-item>
          <text:p text:style-name="P64"><text:span text:style-name="T38">Production process</text:span></text:p>
        </text:list-item>
        <text:list-item>
          <text:p text:style-name="P64"><text:span text:style-name="T38">Manufacturing files (CAD, etc.)</text:span></text:p>
        </text:list-item>
        <text:list-item>
          <text:p text:style-name="P64"><text:span text:style-name="T38">Legal requirements</text:span></text:p>
        </text:list-item>
        <text:list-item>
          <text:p text:style-name="P64"><text:span text:style-name="T38">Regulatory requirements</text:span></text:p>
        </text:list-item>
        <text:list-item>
          <text:p text:style-name="P64"><text:span text:style-name="T38">Post-production quality assurance tests</text:span></text:p>
        </text:list-item>
        <text:list-item>
          <text:p text:style-name="P64"><text:soft-page-break/><text:span text:style-name="T38">Post-production maintenance</text:span></text:p>
        </text:list-item>
        <text:list-item>
          <text:p text:style-name="P66">Usage and instructions manuals</text:p>
        </text:list-item>
        <text:list-item>
          <text:p text:style-name="P70">Training guide</text:p>
        </text:list-item>
      </text:list>
      <text:p text:style-name="Heading_20_2">Personnel development</text:p>
      <text:p text:style-name="P14">This project should help develop engineers in <text:span text:style-name="T41">Tunisia and </text:span>Gaza as part of the co-development process. <text:span text:style-name="T41">It will also provide the Canada office with relevant experience on producing a mechanical class 2 medical device.</text:span></text:p>
      <text:p text:style-name="P18">Time frame<office:annotation><dc:creator>Unknown Author</dc:creator><dc:date>2015-03-11T13:54:30</dc:date><text:p><text:span text:style-name="T50">When? </text:span></text:p><text:p><text:span text:style-name="T50">How long? </text:span></text:p></office:annotation></text:p>
      <text:p text:style-name="Text_20_body"><text:span text:style-name="T22">Two</text:span> year<text:span text:style-name="T22">s</text:span>. Start date is effective immediately.</text:p>
      <text:p text:style-name="Heading_20_1">Resources and budget</text:p>
      <text:p text:style-name="Heading_20_2">Development by IRNAS in Slovenia</text:p>
      <text:list xml:id="list3459751149" text:style-name="L6">
        <text:list-item>
          <text:p text:style-name="P37"><text:span text:style-name="T25">10,</text:span>000EUR for <text:span text:style-name="T42">coordination with Thornhill Medical</text:span></text:p>
        </text:list-item>
        <text:list-item>
          <text:p text:style-name="P37"><text:span text:style-name="T42">25</text:span>,000EUR for <text:span text:style-name="T42">documentation efforts for items in “Outputs” above</text:span></text:p>
        </text:list-item>
        <text:list-item>
          <text:p text:style-name="P37"><text:span text:style-name="T42">5</text:span>,000EUR for project management</text:p>
        </text:list-item>
      </text:list>
      <text:p text:style-name="P24"><text:span text:style-name="T43">Collaboration by Thornhill Medical</text:span></text:p>
      <text:list xml:id="list93057640467180" text:continue-numbering="true" text:style-name="L6">
        <text:list-item>
          <text:p text:style-name="P38"><text:span text:style-name="T43">USD$10,</text:span>000 for <text:span text:style-name="T43">project management</text:span></text:p>
        </text:list-item>
        <text:list-item>
          <text:p text:style-name="P38"><text:span text:style-name="T43">USD$10,000 for compensation of lost engineering time</text:span></text:p>
        </text:list-item>
        <text:list-item>
          <text:p text:style-name="P38"><text:span text:style-name="T43">USD$15,000 for legal costs related to the project</text:span></text:p>
        </text:list-item>
        <text:list-item>
          <text:p text:style-name="P38"><text:span text:style-name="T43">USD$10,000 for travel related to quality assurance in target countries</text:span></text:p>
        </text:list-item>
      </text:list>
      <text:p text:style-name="Heading_20_2">Development and deployment costs for Glia in Gaza and Canada</text:p>
      <text:list xml:id="list3446833335" text:style-name="L7">
        <text:list-item>
          <text:p text:style-name="P44">USD$<text:span text:style-name="T24">10</text:span>,000 for prototyping and initial testing</text:p>
        </text:list-item>
        <text:list-item>
          <text:p text:style-name="P44">USD$<text:span text:style-name="T24">5</text:span>,000 for <text:span text:style-name="T43">field trials-related costs</text:span></text:p>
        </text:list-item>
        <text:list-item>
          <text:p text:style-name="P45">USD$10,000 for Health Canada regulatory approval</text:p>
        </text:list-item>
      </text:list>
      <text:p text:style-name="P19">Measures of success<office:annotation><dc:creator>Unknown Author</dc:creator><dc:date>2015-03-11T13:55:23</dc:date><text:p><text:span text:style-name="T50">How will you know whether the project was successful or not?</text:span></text:p></office:annotation></text:p>
      <text:p text:style-name="Heading_20_2">What changes in behaviour do you expect to see?</text:p>
      <text:list xml:id="list3172280497" text:style-name="L8">
        <text:list-item>
          <text:p text:style-name="P46">Independence of the engineers in Gaza <text:span text:style-name="T44">and Tunisia</text:span> to manufacture devices</text:p>
        </text:list-item>
        <text:list-item>
          <text:p text:style-name="P46">Use of <text:span text:style-name="T44">carbon monoxide poisoning treatment early in the injury timeline </text:span>in <text:span text:style-name="T44">pre-hospital (ambulance) and </text:span>emergency <text:span text:style-name="T44">patients </text:span>in <text:span text:style-name="T44">Canada, Gaza and Tunisia</text:span></text:p>
        </text:list-item>
      </text:list>
      <text:p text:style-name="Heading_20_2">What changes in behaviour would you like to see?</text:p>
      <text:list xml:id="list1708441077" text:style-name="L9">
        <text:list-item>
          <text:p text:style-name="P47">Independence of the engineers in Gaza to <text:span text:style-name="T8">create, research </text:span>and engineer devices</text:p>
        </text:list-item>
        <text:list-item>
          <text:p text:style-name="P72">Deprecation of <text:span text:style-name="T45">hyperbaric chambers for carbon monoxide poisoning</text:span></text:p>
        </text:list-item>
      </text:list>
      <text:p text:style-name="Heading_20_2">What changes in behaviour would you love to see?</text:p>
      <text:list xml:id="list3327000196" text:style-name="L10">
        <text:list-item>
          <text:p text:style-name="P48">The wide <text:span text:style-name="T46">manufacture of carbon monoxide treatment devices</text:span> beyond the Glia team. That is, the <text:span text:style-name="T46">carbon monoxide treatment device </text:span>project adopted and built by projects that have no direct connection to our team</text:p>
        </text:list-item>
        <text:list-item>
          <text:p text:style-name="P48">The <text:span text:style-name="T46">demonstration of feasibility to allow other proprietary manufacturers to release their off-patent or abandoned devices as open source</text:span></text:p>
        </text:list-item>
      </text:list>
      <text:p text:style-name="Heading_20_1">Communication strategy<office:annotation><dc:creator>Unknown Author</dc:creator><dc:date>2015-03-11T13:56:01</dc:date><text:p><text:span text:style-name="T50">How will you engage partners (boundary and strategic)?</text:span></text:p><text:p><text:span text:style-name="T50">How will you advocate about your project in its contextual environment?</text:span></text:p><text:p><text:span text:style-name="T50">How will you share the process of implementing the project?</text:span></text:p><text:p><text:span text:style-name="T50">How will you share what you learn/discover/find/recommend?</text:span></text:p></office:annotation></text:p>
      <text:p text:style-name="P9">Intra-group communication will be done using <text:span text:style-name="T15">Github, </text:span>Mattermost, Kanboard, email and in-person meetings.</text:p>
      <text:p text:style-name="P9">External communication will be via <text:span text:style-name="T16">academic publication, </text:span>twitter, facebook, instagram and public talks internationally.</text:p>
      <text:p text:style-name="Heading_20_1"><text:span text:style-name="T7">S</text:span>ustainability strategy<office:annotation><dc:creator>Unknown Author</dc:creator><dc:date>2015-03-11T13:56:42</dc:date><text:p><text:span text:style-name="T50">When this funding ends, then what?</text:span></text:p></office:annotation></text:p>
      <text:p text:style-name="P73">The low cost of <text:span text:style-name="T47">carbogen-based carbon monoxide poisoning treatment as compared to hyperbaric chambers should make this project easy to adopt for most Ministries of Health</text:span>. To ensure long-term success, it will be essential to leave behind a team of competent users and engineers in each <text:span text:style-name="T47">region where devices </text:span>are deployed.</text:p>
      <text:p text:style-name="P74">So long as Thornhill Medical continues to manufacture ClearMate devices, there will be no specific need to manufacture them. However, the capacity to manufacture will allow Glia or its <text:soft-page-break/>affiliates to take over production if Thornhill Medical fails, discontinues the device, or increases the price dramatically.</text:p>
      <text:p text:style-name="Heading_20_1">Risks<office:annotation><dc:creator>Unknown Author</dc:creator><dc:date>2015-03-11T13:57:09</dc:date><text:p><text:span text:style-name="T50">What should you look out for?</text:span></text:p><text:p><text:span text:style-name="T50">What risks do you face in project implementation?</text:span></text:p><text:p><text:span text:style-name="T50">Risks for uptake?</text:span></text:p><text:p><text:span text:style-name="T50">Risks for exit/sustainability/viability?</text:span></text:p></office:annotation></text:p>
      <text:p text:style-name="P10">The main risks for this <text:span text:style-name="T17">project</text:span> are:</text:p>
      <text:list xml:id="list420515221" text:style-name="L11">
        <text:list-item>
          <text:p text:style-name="P75">Change in Thornhill Medical’s willingness to participate in this project</text:p>
        </text:list-item>
        <text:list-item>
          <text:p text:style-name="P75">Unexpected delays in creating the outputs</text:p>
        </text:list-item>
        <text:list-item>
          <text:p text:style-name="P76">Change in IRNAS’s ability to participate in this project</text:p>
        </text:list-item>
        <text:list-item>
          <text:p text:style-name="P51"><text:span text:style-name="T17">Gaza-based p</text:span>ersonnel being targeted by Israeli authorities for perceived anti-Israeli activities</text:p>
        </text:list-item>
        <text:list-item>
          <text:p text:style-name="P51"><text:span text:style-name="T17">Gaza-based p</text:span>ersonnel being targeted by Palestinian authorities for perceived anti-Palestinian activities</text:p>
        </text:list-item>
        <text:list-item>
          <text:p text:style-name="P50">Lack of buy-in from <text:span text:style-name="T48">paramedics, respiratory therapists, </text:span>physicians, nurses or engineers in Gaza, <text:span text:style-name="T48">Tunisia or Canada</text:span></text:p>
        </text:list-item>
        <text:list-item>
          <text:p text:style-name="P39">Regulations and export l<text:span text:style-name="T18">i</text:span>mits on electronics components export and use for Gaza <text:span text:style-name="T19">and </text:span>Palestine</text:p>
        </text:list-item>
      </text:list>
      <text:p text:style-name="P17">Our team intends to mitigate the risks in the following way:</text:p>
      <text:list xml:id="list4185731787" text:style-name="L12">
        <text:list-item>
          <text:p text:style-name="P49">Careful adherence to best practices in project management, including task lists, a dedicated project manager and regular follow-up meetings to assess progress through milestones</text:p>
        </text:list-item>
        <text:list-item>
          <text:p text:style-name="P52">Ensuring that our objectives are clear and cannot be misinterpreted by potential adversaries and armed factions</text:p>
        </text:list-item>
        <text:list-item>
          <text:p text:style-name="P52">Early, continuing and thorough engagement with <text:span text:style-name="T49">stakeholders such as paramedics, respiratory therapists, nurses,</text:span> physicians and biomedical engineering departments in all target institutions and ministries</text:p>
        </text:list-item>
        <text:list-item>
          <text:p text:style-name="P77">Positively promoting Thornhill Medical’s role in what appears to be a historic decision to release a previously closed device as open sourc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Arial Unicode MS'" style:font-charset="x-symbol"/>
    <style:font-face style:name="Wingdings" svg:font-family="Wingdings" style:font-charset="x-symbol"/>
    <style:font-face style:name="Wingdings 2" svg:font-family="'Wingdings 2'" style:font-charset="x-symbol"/>
    <style:font-face style:name="StarSymbol1" svg:font-family="StarSymbol, 'Arial Unicode MS'"/>
    <style:font-face style:name="Courier New" svg:font-family="'Courier New'" style:font-family-generic="modern"/>
    <style:font-face style:name="Cantarell" svg:font-family="Cantarell" style:font-pitch="variable"/>
    <style:font-face style:name="Cantarell1" svg:font-family="Cantarell" style:font-adornments="Bold" style:font-pitch="variable"/>
    <style:font-face style:name="DejaVu Sans" svg:font-family="'DejaVu Sans'" style:font-pitch="variable"/>
    <style:font-face style:name="Ubuntu1" svg:font-family="Ubuntu" style:font-pitch="variable"/>
    <style:font-face style:name="Ubuntu" svg:font-family="Ubuntu"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imbus Roman No9 L" fo:font-size="12pt" fo:language="en" fo:country="ZA"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Nimbus Roman No9 L" fo:font-size="12pt" fo:language="en" fo:country="ZA"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fo:hyphenation-ladder-count="no-limit" style:page-number="auto" style:writing-mode="lr-tb"/>
      <style:text-properties style:use-window-font-color="true" style:font-name="Ubuntu" fo:font-family="Ubuntu" style:font-style-name="Regular" style:font-pitch="variable" fo:font-size="11pt" fo:language="en" fo:country="US" style:letter-kerning="true" style:font-name-asian="Times New Roman" style:font-family-asian="'Times New Roman'" style:font-family-generic-asian="roman" style:font-pitch-asian="variable" style:font-size-asian="11pt" style:language-asian="zxx" style:country-asian="none"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Text_20_body" style:display-name="Text body" style:family="paragraph" style:parent-style-name="Standard" style:list-style-name="" style:class="text">
      <style:paragraph-properties fo:margin-top="0cm" fo:margin-bottom="0.3cm" loext:contextual-spacing="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Heading_20_1" style:display-name="Heading 1" style:family="paragraph" style:parent-style-name="Standard" style:next-style-name="Standard" style:class="text">
      <loext:graphic-properties draw:fill-image-width="0cm" draw:fill-image-height="0cm"/>
      <style:paragraph-properties fo:margin-left="0cm" fo:margin-right="0cm" fo:margin-top="1cm" fo:margin-bottom="0.3cm" loext:contextual-spacing="false" fo:line-height="150%" fo:text-align="justify" style:justify-single-word="false" fo:text-indent="0cm" style:auto-text-indent="false" fo:padding="0.049cm" fo:border-left="none" fo:border-right="none" fo:border-top="none" fo:border-bottom="0.99pt solid #999999" style:shadow="none" style:writing-mode="lr-tb">
        <style:tab-stops/>
      </style:paragraph-properties>
      <style:text-properties fo:color="#666666" fo:font-size="14pt" fo:letter-spacing="0.018cm" fo:font-weight="bold"/>
    </style:style>
    <style:style style:name="Heading_20_2" style:display-name="Heading 2" style:family="paragraph" style:parent-style-name="Standard" style:next-style-name="Standard" style:class="text">
      <style:paragraph-properties fo:margin-left="0cm" fo:margin-right="0cm" fo:margin-top="0.801cm" fo:margin-bottom="0cm" loext:contextual-spacing="false" fo:line-height="150%" fo:text-align="justify" style:justify-single-word="false" fo:text-indent="0cm" style:auto-text-indent="false" style:writing-mode="lr-tb"/>
      <style:text-properties fo:color="#666666" fo:font-size="12pt" fo:letter-spacing="0.011cm" fo:font-weight="bold"/>
    </style:style>
    <style:style style:name="Heading_20_3" style:display-name="Heading 3" style:family="paragraph" style:parent-style-name="Standard" style:next-style-name="Standard" style:class="text" style:master-page-name="">
      <style:paragraph-properties fo:margin-left="0cm" fo:margin-right="0cm" fo:margin-top="0.3cm" fo:margin-bottom="0.101cm" loext:contextual-spacing="false" fo:line-height="100%" fo:text-align="justify" style:justify-single-word="false" fo:text-indent="0cm" style:auto-text-indent="false" style:page-number="auto" style:writing-mode="lr-tb">
        <style:tab-stops>
          <style:tab-stop style:position="5.001cm"/>
        </style:tab-stops>
      </style:paragraph-properties>
      <style:text-properties fo:font-style="italic"/>
    </style:style>
    <style:style style:name="Heading_20_4" style:display-name="Heading 4" style:family="paragraph" style:parent-style-name="Standard" style:next-style-name="Standard" style:default-outline-level="4" style:class="text">
      <style:paragraph-properties fo:margin-left="0cm" fo:margin-right="0cm" fo:margin-top="0cm" fo:margin-bottom="0.423cm" loext:contextual-spacing="false" fo:line-height="150%" fo:text-align="justify" style:justify-single-word="false" fo:text-indent="0cm" style:auto-text-indent="false">
        <style:tab-stops>
          <style:tab-stop style:position="7.001cm"/>
        </style:tab-stops>
      </style:paragraph-properties>
    </style:style>
    <style:style style:name="Heading_20_5" style:display-name="Heading 5" style:family="paragraph" style:parent-style-name="Standard" style:next-style-name="Standard" style:default-outline-level="5" style:class="text">
      <style:paragraph-properties fo:margin-left="0cm" fo:margin-right="0cm" fo:text-align="justify" style:justify-single-word="false" fo:text-indent="0cm" style:auto-text-indent="false">
        <style:tab-stops>
          <style:tab-stop style:position="9.502cm"/>
        </style:tab-stops>
      </style:paragraph-properties>
    </style:style>
    <style:style style:name="Heading_20_6" style:display-name="Heading 6" style:family="paragraph" style:parent-style-name="Standard" style:next-style-name="Standard" style:default-outline-level="6" style:class="text">
      <style:paragraph-properties fo:margin-left="0cm" fo:margin-right="0cm" fo:text-align="justify" style:justify-single-word="false" fo:text-indent="0cm" style:auto-text-indent="false"/>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loext:contextual-spacing="false" fo:text-indent="0cm" style:auto-text-indent="false"/>
      <style:text-properties fo:font-size="10pt" style:font-size-asian="10pt"/>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loext:contextual-spacing="false" fo:text-indent="0cm" style:auto-text-indent="false"/>
      <style:text-properties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loext:contextual-spacing="false" fo:text-indent="0cm" style:auto-text-indent="false"/>
      <style:text-properties fo:font-size="9pt" fo:font-style="italic" fo:font-weight="bold" style:font-size-asian="9pt" style:font-style-asian="italic" style:font-weight-asian="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list-style-name="List_20_1" style:class="list">
      <style:paragraph-properties fo:margin-top="0cm" fo:margin-bottom="0cm" loext:contextual-spacing="false" style:writing-mode="lr-tb"/>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line-height="150%">
        <style:tab-stops>
          <style:tab-stop style:position="16.484cm" style:type="right" style:leader-style="dotted" style:leader-text="."/>
        </style:tab-stops>
      </style:paragraph-properties>
      <style:text-properties fo:language="zxx" fo:country="none" style:language-asian="zxx" style:country-asian="none"/>
    </style:style>
    <style:style style:name="Contents_20_2" style:display-name="Contents 2" style:family="paragraph" style:parent-style-name="Standard" style:next-style-name="Standard" style:class="index">
      <style:paragraph-properties fo:margin-left="0.388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39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dd_20_row" style:display-name="Odd row" style:family="paragraph" style:parent-style-name="Table_20_Contents" style:master-page-name="">
      <loext:graphic-properties draw:fill="solid" draw:fill-color="#eeeeee" draw:fill-image-width="0cm" draw:fill-image-height="0cm"/>
      <style:paragraph-properties style:page-number="auto" fo:background-color="#eeeeee" style:writing-mode="lr-tb"/>
      <style:text-properties fo:color="#000000" style:font-name="Cantarell" fo:font-family="Cantarell" style:font-pitch="variable"/>
    </style:style>
    <style:style style:name="Title" style:family="paragraph" style:parent-style-name="Heading" style:class="chapter">
      <style:paragraph-properties style:writing-mode="lr-tb"/>
      <style:text-properties fo:color="#808080" style:font-name="Cantarell1" fo:font-family="Cantarell" style:font-style-name="Bold" style:font-pitch="variable" fo:letter-spacing="0.035cm" fo:font-weight="bold"/>
    </style:style>
    <style:style style:name="Numbering_20_1" style:display-name="Numbering 1" style:family="paragraph" style:parent-style-name="List" style:class="list"/>
    <style:style style:name="List_20_1" style:display-name="List 1" style:family="paragraph" style:parent-style-name="List" style:class="list">
      <style:paragraph-properties style:writing-mode="lr-tb"/>
    </style:style>
    <style:style style:name="List_20_1_20_Cont." style:display-name="List 1 Cont." style:family="paragraph" style:parent-style-name="List" style:class="list"/>
    <style:style style:name="List_20_2" style:display-name="List 2" style:family="paragraph" style:parent-style-name="List" style:class="list"/>
    <style:style style:name="List_20_3" style:display-name="List 3" style:family="paragraph" style:parent-style-name="List" style:class="list"/>
    <style:style style:name="List_20_Indent" style:display-name="List Indent" style:family="paragraph" style:parent-style-name="Text_20_body" style:class="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1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2z0" style:family="text">
      <style:text-properties style:font-name="Wingdings" fo:font-family="Wingdings" style:font-charset="x-symbol" fo:font-size="9pt" style:font-size-asian="9pt" style:font-name-complex="StarSymbol" style:font-family-complex="StarSymbol, 'Arial Unicode MS'" style:font-charset-complex="x-symbol" style:font-size-complex="9pt"/>
    </style:style>
    <style:style style:name="WW8Num2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2z2" style:family="text">
      <style:text-properties style:font-name="StarSymbol1" fo:font-family="StarSymbol, 'Arial Unicode MS'" fo:font-size="9pt" style:font-size-asian="9pt" style:font-name-complex="StarSymbol" style:font-family-complex="StarSymbol, 'Arial Unicode MS'" style:font-charset-complex="x-symbol"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3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7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8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0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2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3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4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9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24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width="1.499cm"/>
      </text:outline-level-style>
      <text:outline-level-style text:level="2" text:style-name="WW8Num1z0" style:num-format="1" text:display-levels="2">
        <style:list-level-properties text:space-before="1.499cm" text:min-label-width="1.752cm"/>
      </text:outline-level-style>
      <text:outline-level-style text:level="3" style:num-format="1" text:display-levels="3">
        <style:list-level-properties text:space-before="3.251cm" text:min-label-width="1.75cm"/>
      </text:outline-level-style>
      <text:outline-level-style text:level="4" style:num-format="1" text:display-levels="4">
        <style:list-level-properties text:space-before="5.001cm" text:min-label-width="2cm"/>
      </text:outline-level-style>
      <text:outline-level-style text:level="5" style:num-format="1" text:display-levels="5">
        <style:list-level-properties text:space-before="7.001cm" text:min-label-width="2.501cm"/>
      </text:outline-level-style>
      <text:outline-level-style text:level="6" style:num-format="1" text:display-levels="6">
        <style:list-level-properties text:min-label-width="2.03cm"/>
      </text:outline-level-style>
      <text:outline-level-style text:level="7" style:num-format="1" text:display-levels="7">
        <style:list-level-properties text:min-label-width="2.29cm"/>
      </text:outline-level-style>
      <text:outline-level-style text:level="8" style:num-format="1" text:display-levels="8">
        <style:list-level-properties text:min-label-width="2.54cm"/>
      </text:outline-level-style>
      <text:outline-level-style text:level="9" style:num-format="1" text:display-levels="9">
        <style:list-level-properties text:min-label-width="2.79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list-style style:name="WW8Num1">
      <text:list-level-style-number text:level="1" text:style-name="WW8Num1z0" style:num-suffix="." style:num-format="1">
        <style:list-level-properties text:min-label-width="1.499cm"/>
      </text:list-level-style-number>
      <text:list-level-style-number text:level="2" text:style-name="WW8Num1z0" style:num-format="1" text:display-levels="2">
        <style:list-level-properties text:space-before="1.499cm" text:min-label-width="1.752cm"/>
      </text:list-level-style-number>
      <text:list-level-style-number text:level="3" style:num-format="1" text:display-levels="3">
        <style:list-level-properties text:space-before="3.251cm" text:min-label-width="1.75cm"/>
      </text:list-level-style-number>
      <text:list-level-style-number text:level="4" style:num-format="1" text:display-levels="4">
        <style:list-level-properties text:space-before="5.001cm" text:min-label-width="2cm"/>
      </text:list-level-style-number>
      <text:list-level-style-number text:level="5" style:num-format="1" text:display-levels="5">
        <style:list-level-properties text:space-before="7.001cm" text:min-label-width="2.501cm"/>
      </text:list-level-style-number>
      <text:list-level-style-number text:level="6" style:num-format="1" text:display-levels="6">
        <style:list-level-properties text:min-label-width="2.03cm"/>
      </text:list-level-style-number>
      <text:list-level-style-number text:level="7" style:num-format="1" text:display-levels="7">
        <style:list-level-properties text:min-label-width="2.29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
        <style:list-level-properties text:space-before="1.27cm" text:min-label-width="0.635cm"/>
        <style:text-properties style:font-name="Wingdings 2"/>
      </text:list-level-style-bullet>
      <text:list-level-style-bullet text:level="3" text:style-name="WW8Num2z2" text:bullet-char="■">
        <style:list-level-properties text:space-before="1.905cm" text:min-label-width="0.635cm"/>
        <style:text-properties style:font-name="StarSymbol1"/>
      </text:list-level-style-bullet>
      <text:list-level-style-bullet text:level="4" text:style-name="WW8Num2z0" text:bullet-char="">
        <style:list-level-properties text:space-before="2.54cm" text:min-label-width="0.635cm"/>
        <style:text-properties style:font-name="Wingdings"/>
      </text:list-level-style-bullet>
      <text:list-level-style-bullet text:level="5" text:style-name="WW8Num2z1" text:bullet-char="">
        <style:list-level-properties text:space-before="3.175cm" text:min-label-width="0.635cm"/>
        <style:text-properties style:font-name="Wingdings 2"/>
      </text:list-level-style-bullet>
      <text:list-level-style-bullet text:level="6" text:style-name="WW8Num2z2" text:bullet-char="■">
        <style:list-level-properties text:space-before="3.81cm" text:min-label-width="0.635cm"/>
        <style:text-properties style:font-name="StarSymbol1"/>
      </text:list-level-style-bullet>
      <text:list-level-style-bullet text:level="7" text:style-name="WW8Num2z0" text:bullet-char="">
        <style:list-level-properties text:space-before="4.445cm" text:min-label-width="0.635cm"/>
        <style:text-properties style:font-name="Wingdings"/>
      </text:list-level-style-bullet>
      <text:list-level-style-bullet text:level="8" text:style-name="WW8Num2z1" text:bullet-char="">
        <style:list-level-properties text:space-before="5.08cm" text:min-label-width="0.635cm"/>
        <style:text-properties style:font-name="Wingdings 2"/>
      </text:list-level-style-bullet>
      <text:list-level-style-bullet text:level="9" text:style-name="WW8Num2z2"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12.502cm" fo:margin-right="0cm" fo:margin-top="0.011cm" fo:margin-bottom="0cm" loext:contextual-spacing="false" fo:text-indent="0cm" style:auto-text-indent="false"/>
      <style:text-properties fo:color="#b71028" fo:font-size="7.5pt" fo:language="en" fo:country="US" style:letter-kerning="true" style:font-name-asian="Times New Roman" style:font-size-asian="7.5pt" style:language-asian="zxx" style:country-asian="none" style:font-name-complex="Times New Roman" style:font-size-complex="7.5pt" style:language-complex="ar" style:country-complex="SA"/>
    </style:style>
    <style:style style:name="MP2" style:family="paragraph" style:parent-style-name="Header">
      <style:paragraph-properties fo:text-align="end"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P3" style:family="paragraph" style:parent-style-name="Footer">
      <style:paragraph-properties fo:text-align="center"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P4" style:family="paragraph" style:parent-style-name="Header">
      <style:paragraph-properties fo:text-align="end" style:justify-single-word="false"/>
    </style:style>
    <style:style style:name="MP5" style:family="paragraph" style:parent-style-name="Footer">
      <style:text-properties style:use-window-font-color="true" fo:font-size="8pt" fo:language="en" fo:country="US" style:letter-kerning="true" style:font-name-asian="Times New Roman" style:font-size-asian="8pt" style:language-asian="zxx" style:country-asian="none" style:font-name-complex="Times New Roman" style:font-size-complex="11pt" style:language-complex="ar" style:country-complex="SA"/>
    </style:style>
    <style:style style:name="MP6" style:family="paragraph" style:parent-style-name="Footer">
      <style:text-properties style:use-window-font-color="true" fo:font-size="8pt" fo:language="en" fo:country="US" style:letter-kerning="true" style:font-name-asian="Times New Roman" style:font-size-asian="8pt" style:language-asian="zxx" style:country-asian="none" style:font-name-complex="Arial" style:font-size-complex="11pt" style:language-complex="ar" style:country-complex="SA"/>
    </style:style>
    <style:style style:name="MP7" style:family="paragraph" style:parent-style-name="Title">
      <style:text-properties style:font-name="Ubuntu1"/>
    </style:style>
    <style:style style:name="MT1" style:family="text">
      <style:text-properties style:font-name="FreeSans"/>
    </style:style>
    <style:style style:name="MT2" style:family="text">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fr1" style:family="graphic" style:parent-style-name="Graphics">
      <style:graphic-properties style:vertical-pos="from-top" style:vertical-rel="paragraph" style:horizontal-pos="from-left" style:horizontal-rel="paragraph" style:mirror="none" fo:clip="rect(5.399cm, 19.6cm, 7.56cm, 2.799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5.399cm, 2.799cm, 6.481cm, 2.799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1.501cm" fo:margin-left="2.501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499cm" fo:margin-left="0cm" fo:margin-right="0cm" fo:margin-top="0.4cm" style:dynamic-spacing="true"/>
      </style:footer-style>
    </style:page-layout>
    <style:page-layout style:name="Mpm2">
      <style:page-layout-properties fo:page-width="20.999cm" fo:page-height="29.699cm" style:num-format="1" style:print-orientation="portrait" fo:margin-top="1.199cm" fo:margin-bottom="1.63cm" fo:margin-left="2.501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37cm" fo:margin-left="0cm" fo:margin-right="0cm" fo:margin-top="0.272cm" style:dynamic-spacing="tru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Header"><draw:frame draw:style-name="Mfr1" draw:name="graphics1" text:anchor-type="paragraph" svg:x="14.111cm" svg:y="-0.587cm" svg:width="2.379cm" svg:height="3.62cm" draw:z-index="6"><draw:image xlink:href="Pictures/1000000000000672000004FBBF955CF1D5EEB403.jpg" xlink:type="simple" xlink:show="embed" xlink:actuate="onLoad" loext:mime-type="image/jpeg"/></draw:frame></text:p>
        <text:p text:style-name="Header"/>
        <text:p text:style-name="Header"/>
        <text:p text:style-name="Header"/>
        <text:p text:style-name="Header"/>
        <text:p text:style-name="Header"/>
        <text:p text:style-name="Header"/>
      </style:header>
      <style:footer>
        <text:p text:style-name="MP1"/>
        <text:p text:style-name="Standard">Page <text:page-number text:select-page="current">8</text:page-number></text:p>
      </style:footer>
    </style:master-page>
    <style:master-page style:name="Convert_20_1" style:display-name="Convert 1" style:page-layout-name="Mpm2">
      <style:header>
        <text:p text:style-name="MP2"><draw:frame draw:style-name="Mfr1" draw:name="graphics2" text:anchor-type="paragraph" svg:x="14.111cm" svg:y="-0.587cm" svg:width="2.379cm" svg:height="3.62cm" draw:z-index="0"><draw:image xlink:href="Pictures/1000000000000672000004FBBF955CF1D5EEB403.jpg" xlink:type="simple" xlink:show="embed" xlink:actuate="onLoad" loext:mime-type="image/jpeg"/></draw:frame></text:p>
        <text:p text:style-name="MP2"/>
        <text:p text:style-name="MP2"/>
        <text:p text:style-name="MP2"/>
        <text:p text:style-name="MP2"/>
        <text:p text:style-name="MP2"/>
        <text:p text:style-name="MP2"/>
      </style:header>
      <style:footer>
        <text:p text:style-name="MP3"><text:span text:style-name="MT1">Page </text:span><text:span text:style-name="MT1"><text:page-number text:select-page="current">0</text:page-number></text:span></text:p>
      </style:footer>
    </style:master-page>
    <style:master-page style:name="Convert_20_2" style:display-name="Convert 2" style:page-layout-name="Mpm2">
      <style:header>
        <text:p text:style-name="MP4"><text:span text:style-name="Page_20_Number"><text:span text:style-name="MT2">Page </text:span></text:span><text:span text:style-name="Page_20_Number"><text:span text:style-name="MT2"><text:page-number text:select-page="current">0</text:page-number></text:span></text:span></text:p>
        <text:p text:style-name="MP2"/>
        <text:p text:style-name="MP2"/>
      </style:header>
      <style:footer>
        <text:p text:style-name="MP5"/>
        <text:p text:style-name="MP5"/>
        <text:p text:style-name="MP6"/>
      </style:footer>
    </style:master-page>
    <style:master-page style:name="First_20_Page" style:display-name="First Page" style:page-layout-name="Mpm3" style:next-style-name="Standard">
      <style:header>
        <text:p text:style-name="Header"><draw:frame draw:style-name="Mfr2" draw:name="graphics3" text:anchor-type="paragraph" svg:x="7.364cm" svg:y="-0.9cm" svg:width="9.61cm" svg:height="4.08cm" draw:z-index="7"><draw:image xlink:href="Pictures/1000000000000672000004FBBF955CF1D5EEB403.jpg" xlink:type="simple" xlink:show="embed" xlink:actuate="onLoad" loext:mime-type="image/jpeg"/></draw:frame></text:p>
        <text:p text:style-name="Header"/>
        <text:p text:style-name="Header"/>
        <text:p text:style-name="MP7">Project Pitch Document</text:p>
        <text:p text:style-name="Header"/>
        <text:p text:style-nam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MOU Template</dc:title>
    <meta:creation-date>2017-03-06T00:09:30.991933919</meta:creation-date>
    <dc:language>en-ZA</dc:language>
    <meta:editing-cycles>107</meta:editing-cycles>
    <meta:editing-duration>P2DT9H46M8S</meta:editing-duration>
    <meta:initial-creator>Tarek Loubani</meta:initial-creator>
    <dc:date>2019-05-23T09:30:55.894224372</dc:date>
    <meta:document-statistic meta:table-count="0" meta:image-count="3" meta:object-count="0" meta:page-count="8" meta:paragraph-count="147" meta:word-count="1916" meta:character-count="12591" meta:non-whitespace-character-count="10902"/>
    <meta:user-defined meta:name="Info 1"/>
    <meta:user-defined meta:name="Info 2"/>
    <meta:user-defined meta:name="Info 3"/>
    <meta:user-defined meta:name="Info 4"/>
  </office:meta>
</office:document-meta>
</file>